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Mono PS"/>
    </style:style>
    <style:style style:name="P2" style:family="paragraph" style:parent-style-name="Standard">
      <style:text-properties style:font-name="Nimbus Mono PS" officeooo:rsid="000db1d5" officeooo:paragraph-rsid="000db1d5"/>
    </style:style>
    <style:style style:name="P3" style:family="paragraph" style:parent-style-name="Standard">
      <style:text-properties style:font-name="Nimbus Mono PS" officeooo:rsid="0010e078" officeooo:paragraph-rsid="0010e078"/>
    </style:style>
    <style:style style:name="T1" style:family="text">
      <style:text-properties officeooo:rsid="000c7f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ho "# REPO_SISTEMAS01" &gt;&gt; README.md</text:p>
      <text:p text:style-name="P1">git init</text:p>
      <text:p text:style-name="P1">git add README.md</text:p>
      <text:p text:style-name="P1">git commit -m "first commit"</text:p>
      <text:p text:style-name="P1">git branch -M main</text:p>
      <text:p text:style-name="P1">git remote add origin https://github.com/sodamer0/REPO_SISTEMAS01.git</text:p>
      <text:p text:style-name="P1">git push -u origin main</text:p>
      <text:p text:style-name="P1"/>
      <text:p text:style-name="P1">“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” <text:span text:style-name="T1">token UbuntuNoct</text:span></text:p>
      <text:p text:style-name="P1"/>
      <text:p text:style-name="P2">kladjslasjfjaksjflaslkñas</text:p>
      <text:p text:style-name="P2"/>
      <text:p text:style-name="P2">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</text:p>
      <text:p text:style-name="P2"/>
      <text:p text:style-name="P3">dfkasñdfjaskdfjñasdfj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9:12:12.578779589</meta:creation-date>
    <meta:generator>LibreOffice/24.2.6.2$Linux_X86_64 LibreOffice_project/420$Build-2</meta:generator>
    <dc:date>2025-09-24T20:33:38.510778983</dc:date>
    <meta:editing-duration>PT1H22M32S</meta:editing-duration>
    <meta:editing-cycles>5</meta:editing-cycles>
    <meta:document-statistic meta:table-count="0" meta:image-count="0" meta:object-count="0" meta:page-count="1" meta:paragraph-count="11" meta:word-count="35" meta:character-count="346" meta:non-whitespace-character-count="322"/>
  </office:meta>
</office:document-meta>
</file>